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criptObjectInlineXML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ObjectInlineXML.get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ObjectInlineXML.XScriptObjectInlineXML( XScriptManager manager ,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ObjectInlineXML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ObjectInlineXML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ObjectInlineXM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ObjectInlineXML.getInpu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criptObjectInlineXML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ObjectInlineXML.XScriptObjectInlineXML( XScriptManager manager , StringBuffer string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criptObjectInlineXML.XScriptObjectInlineXML( XScrip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